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arial" svg:font-family="arial, sans, sans-serif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6.351cm" table:align="right" style:writing-mode="lr-tb"/>
    </style:style>
    <style:style style:name="Table2.A" style:family="table-column">
      <style:table-column-properties style:column-width="2.593cm"/>
    </style:style>
    <style:style style:name="Table2.C" style:family="table-column">
      <style:table-column-properties style:column-width="11.165cm"/>
    </style:style>
    <style:style style:name="Table2.1" style:family="table-row">
      <style:table-row-properties style:min-row-height="0.741cm"/>
    </style:style>
    <style:style style:name="Table2.A1" style:family="table-cell">
      <style:table-cell-properties style:vertical-align="middle"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97cm" fo:border="0.002cm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4pt" fo:font-weight="bold" style:font-name-asian="Helvetica-Bold" style:font-size-asian="14pt" style:font-weight-asian="bold" style:font-name-complex="Helvetica-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6" style:family="paragraph" style:parent-style-name="Footer">
      <style:paragraph-properties style:snap-to-layout-grid="false">
        <style:tab-stops>
          <style:tab-stop style:position="7.62cm" style:type="center"/>
          <style:tab-stop style:position="16.51cm" style:type="right"/>
        </style:tab-stops>
      </style:paragraph-properties>
      <style:text-properties style:use-window-font-color="true" style:font-name="ArialMT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P7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8" style:family="paragraph" style:parent-style-name="Standard">
      <style:text-properties fo:font-size="12pt" fo:language="en" fo:country="US" style:font-size-asian="12pt" style:font-size-complex="12pt"/>
    </style:style>
    <style:style style:name="P9" style:family="paragraph" style:parent-style-name="Header">
      <style:paragraph-properties style:snap-to-layout-grid="false"/>
    </style:style>
    <style:style style:name="P10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11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12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13" style:family="paragraph" style:parent-style-name="Heading_20_1" style:master-page-name="First_20_Page">
      <style:paragraph-properties style:page-number="auto"/>
    </style:style>
    <style:style style:name="P14" style:family="paragraph" style:parent-style-name="Footer">
      <style:paragraph-properties fo:text-align="center" style:justify-single-word="false"/>
    </style:style>
    <style:style style:name="P1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P17" style:family="paragraph">
      <style:paragraph-properties style:writing-mode="lr-tb"/>
    </style:style>
    <style:style style:name="P18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5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6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0" style:family="text">
      <style:text-properties fo:font-size="8pt" style:font-size-asian="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/>
    <style:style style:name="T16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number:date-style style:name="N106">
      <number:month/>
      <number:text>/</number:text>
      <number:day/>
      <number:text>/</number:text>
      <number:year number:style="long"/>
    </number:date-style>
  </office:automatic-styles>
  <office:body>
    <office:text>
      <office:forms form:automatic-focus="false" form:apply-design-mode="false"/>
      <text:tracked-changes text:track-changes="false">
        <text:changed-region xml:id="ct106102875715136" text:id="ct10610287571513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6102875705920" text:id="ct10610287570592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75704960" text:id="ct10610287570496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75710720" text:id="ct10610287571072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75703808" text:id="ct106102875703808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6102875714368" text:id="ct10610287571436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06102875715136"/><text:change-start text:change-id="ct106102875705920"/>Adopt<text:change-end text:change-id="ct106102875705920"/>ed<text:change-start text:change-id="ct106102875704960"/> as a <text:change-end text:change-id="ct106102875704960"/>NMRA <text:change-start text:change-id="ct106102875710720"/>Standard<text:change-end text:change-id="ct106102875710720"/></text:h>
      </text:section>
      <text:p text:style-name="Standard">The OpenLCB Standard document appended to this cover sheet has been formally adopted as a NMRA Standard by the NMRA Board of Directors on the date shown in the <text:span text:style-name="T14">Adopted</text:span> column in the <text:span text:style-name="T13">Version History</text:span> table below.</text:p>
      <text:h text:style-name="Heading_20_1" text:outline-level="1"><text:change text:change-id="ct106102875703808"/><text:change-start text:change-id="ct106102875714368"/>Version History<text:change-end text:change-id="ct10610287571436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arial" svg:font-family="arial, sans, sans-serif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_20_2" draw:display-name="Dash 2" draw:style="rect" draw:dots1="1" draw:dots1-length="0.052cm" draw:distance="0.052cm"/>
    <draw:stroke-dash draw:name="Dash_20_3" draw:display-name="Dash 3" draw:style="rect" draw:dots1="1" draw:dots1-length="0.079cm" draw:distance="0.07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cm" fo:orphans="2" fo:widows="2" fo:text-indent="0cm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cm" fo:margin-right="0cm" fo:text-align="center" style:justify-single-word="false" fo:hyphenation-ladder-count="no-limit" fo:text-indent="0cm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size="14pt" fo:language="en" fo:country="US" style:font-name-asian="Arial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size="24pt" fo:language="en" fo:country="US" fo:font-weight="bold" style:font-name-asian="Arial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127cm" fo:text-indent="-0.762cm" fo:margin-left="0.127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81cm" fo:text-indent="-1.016cm" fo:margin-left="0.381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635cm" fo:text-indent="-1.27cm" fo:margin-left="0.635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889cm" fo:text-indent="-1.524cm" fo:margin-left="0.889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143cm" fo:text-indent="-1.778cm" fo:margin-left="1.143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397cm" fo:text-indent="-2.032cm" fo:margin-left="1.397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651cm" fo:text-indent="-2.286cm" fo:margin-left="1.651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905cm" fo:text-indent="-2.54cm" fo:margin-left="1.905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159cm" fo:text-indent="-2.794cm" fo:margin-left="2.159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413cm" fo:text-indent="-3.048cm" fo:margin-left="2.413cm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903cm" fo:margin-left="-0.199cm" fo:margin-right="-0.194cm" table:align="margins" style:writing-mode="lr-tb"/>
    </style:style>
    <style:style style:name="Table1.A" style:family="table-column">
      <style:table-column-properties style:column-width="6.258cm" style:rel-column-width="3548*"/>
    </style:style>
    <style:style style:name="Table1.B" style:family="table-column">
      <style:table-column-properties style:column-width="1.501cm" style:rel-column-width="851*"/>
    </style:style>
    <style:style style:name="Table1.C" style:family="table-column">
      <style:table-column-properties style:column-width="5.583cm" style:rel-column-width="3165*"/>
    </style:style>
    <style:style style:name="Table1.D" style:family="table-column">
      <style:table-column-properties style:column-width="3.561cm" style:rel-column-width="2019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191cm" fo:border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A3" style:family="table-cell">
      <style:table-cell-properties style:vertical-align="top" fo:padding="0cm" fo:border="none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0.635cm" fo:margin-bottom="0.635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635cm" fo:margin-bottom="0.635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16.627cm" svg:height="6.651cm" draw:transform="skewX (-6.73624118882306E-017) rotate (0.7853981633973) translate (0.564444444444444cm 14.9560138888889cm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3:45:08.99" text:date-adjust="PT1440H00M00S">18 Apr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Configuration Description Information (CDI)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  <text:change text:change-id="ct106102875657728"/>
            </table:table-cell>
            <table:table-cell table:style-name="Table1.C1" office:value-type="string">
              <text:p text:style-name="MP12"><text:span text:style-name="MT10">9.7.4.1-TN</text:span><text:span text:style-name="MT11"> </text:span></text:p>
              <text:change text:change-id="ct106102875704000"/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NMRA Standard S-9.7.1</dc:title>
    <meta:initial-creator>Alex Shepherd</meta:initial-creator>
    <meta:creation-date>2009-01-22T07:11:27</meta:creation-date>
    <meta:editing-cycles>95</meta:editing-cycles>
    <meta:editing-duration>PT19H53M8S</meta:editing-duration>
    <meta:generator>OpenOffice/4.1.0$Unix OpenOffice.org_project/410m18$Build-9764</meta:generator>
    <dc:date>2015-02-17T23:45:09</dc:date>
    <dc:creator>Alex Shepherd</dc:creator>
    <meta:printed-by>Bob Jacobsen</meta:printed-by>
    <meta:print-date>2010-09-15T08:46:04</meta:print-date>
    <meta:document-statistic meta:table-count="2" meta:image-count="0" meta:object-count="0" meta:page-count="1" meta:paragraph-count="19" meta:word-count="86" meta:character-count="562"/>
  </office:meta>
</office:document-meta>
</file>